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5.422cm" table:align="left"/>
    </style:style>
    <style:style style:name="Tabla1.A" style:family="table-column">
      <style:table-column-properties style:column-width="3.418cm"/>
    </style:style>
    <style:style style:name="Tabla1.B" style:family="table-column">
      <style:table-column-properties style:column-width="3.392cm"/>
    </style:style>
    <style:style style:name="Tabla1.D" style:family="table-column">
      <style:table-column-properties style:column-width="2.596cm"/>
    </style:style>
    <style:style style:name="Tabla1.E" style:family="table-column">
      <style:table-column-properties style:column-width="2.623cm"/>
    </style:style>
    <style:style style:name="Tabla1.A1" style:family="table-cell">
      <style:table-cell-properties fo:padding="0.049cm" fo:border="1pt solid #808080"/>
    </style:style>
    <style:style style:name="Tabla1.2" style:family="table-row">
      <style:table-row-properties style:min-row-height="0.549cm"/>
    </style:style>
    <style:style style:name="Tabla1.A2" style:family="table-cell">
      <style:table-cell-properties fo:padding="0.049cm" fo:border-left="1pt solid #808080" fo:border-right="none" fo:border-top="none" fo:border-bottom="1pt solid #808080"/>
    </style:style>
    <style:style style:name="Tabla1.E2" style:family="table-cell">
      <style:table-cell-properties fo:padding="0.049cm" fo:border-left="1pt solid #808080" fo:border-right="1pt solid #808080" fo:border-top="none" fo:border-bottom="1pt solid #808080"/>
    </style:style>
    <style:style style:name="Tabla1.E5" style:family="table-cell">
      <style:table-cell-properties style:vertical-align="middle" fo:padding="0.049cm" fo:border-left="1pt solid #808080" fo:border-right="1pt solid #808080" fo:border-top="none" fo:border-bottom="1pt solid #808080"/>
    </style:style>
    <style:style style:name="Tabla2" style:family="table">
      <style:table-properties style:width="15.24cm" table:align="left"/>
    </style:style>
    <style:style style:name="Tabla2.A" style:family="table-column">
      <style:table-column-properties style:column-width="7.62cm"/>
    </style:style>
    <style:style style:name="Tabla3" style:family="table">
      <style:table-properties style:width="15.24cm" table:align="left"/>
    </style:style>
    <style:style style:name="Tabla3.A" style:family="table-column">
      <style:table-column-properties style:column-width="7.62cm"/>
    </style:style>
    <style:style style:name="Tabla4" style:family="table">
      <style:table-properties style:width="15.24cm" table:align="left"/>
    </style:style>
    <style:style style:name="Tabla4.A" style:family="table-column">
      <style:table-column-properties style:column-width="7.62cm"/>
    </style:style>
    <style:style style:name="Tabla5" style:family="table">
      <style:table-properties style:width="15.24cm" table:align="left"/>
    </style:style>
    <style:style style:name="Tabla5.A" style:family="table-column">
      <style:table-column-properties style:column-width="7.62cm"/>
    </style:style>
    <style:style style:name="P1" style:family="paragraph" style:parent-style-name="Text_20_body">
      <style:paragraph-properties fo:margin-top="0cm" fo:margin-bottom="0cm" style:contextual-spacing="false" fo:break-before="page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Text_20_body">
      <style:paragraph-properties fo:margin-top="0cm" fo:margin-bottom="0cm" style:contextual-spacing="false"/>
      <style:text-properties fo:color="#000000" loext:opacity="100%" fo:font-size="10pt" fo:font-weight="normal" style:font-weight-asian="normal" style:font-weight-complex="normal"/>
    </style:style>
    <style:style style:name="P4" style:family="paragraph" style:parent-style-name="Table_20_Contents">
      <style:paragraph-properties fo:margin-top="0cm" fo:margin-bottom="0cm" style:contextual-spacing="false" fo:text-align="center" style:justify-single-word="false" style:border-line-width-bottom="0.002cm 0.035cm 0.002cm" fo:padding-left="0cm" fo:padding-right="0.049cm" fo:padding-top="0cm" fo:padding-bottom="0.049cm" fo:border-left="none" fo:border-right="0.99pt solid #000000" fo:border-top="none" fo:border-bottom="1.11pt double #000000"/>
      <style:text-properties fo:color="#000000" loext:opacity="100%" fo:font-size="10pt" fo:font-weight="normal" style:font-weight-asian="normal" style:font-weight-complex="normal"/>
    </style:style>
    <style:style style:name="P5" style:family="paragraph" style:parent-style-name="Table_20_Contents">
      <style:paragraph-properties fo:margin-top="0cm" fo:margin-bottom="0cm" style:contextual-spacing="false" fo:text-align="center" style:justify-single-word="false" style:border-line-width-bottom="0.002cm 0.035cm 0.002cm" fo:padding-left="0cm" fo:padding-right="0cm" fo:padding-top="0cm" fo:padding-bottom="0.049cm" fo:border-left="none" fo:border-right="none" fo:border-top="none" fo:border-bottom="1.11pt double #000000"/>
      <style:text-properties fo:color="#000000" loext:opacity="100%" fo:font-size="10pt" fo:font-weight="normal" style:font-weight-asian="normal" style:font-weight-complex="normal"/>
    </style:style>
    <style:style style:name="P6" style:family="paragraph" style:parent-style-name="Table_20_Contents">
      <style:paragraph-properties fo:margin-top="0cm" fo:margin-bottom="0cm" style:contextual-spacing="false" fo:text-align="center" style:justify-single-word="false" fo:padding-left="0cm" fo:padding-right="0.049cm" fo:padding-top="0cm" fo:padding-bottom="0cm" fo:border-left="none" fo:border-right="0.99pt solid #000000" fo:border-top="none" fo:border-bottom="none"/>
      <style:text-properties fo:color="#000000" loext:opacity="100%" fo:font-size="10pt" fo:font-weight="normal" style:font-weight-asian="normal" style:font-weight-complex="normal"/>
    </style:style>
    <style:style style:name="P7" style:family="paragraph" style:parent-style-name="Table_20_Contents">
      <style:paragraph-properties fo:margin-top="0cm" fo:margin-bottom="0cm" style:contextual-spacing="false" fo:text-align="center" style:justify-single-word="false" fo:padding="0cm" fo:border="none"/>
      <style:text-properties fo:color="#000000" loext:opacity="100%" fo:font-size="10pt" fo:font-weight="normal" style:font-weight-asian="normal" style:font-weight-complex="normal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fo:padding-left="0cm" fo:padding-right="0.049cm" fo:padding-top="0cm" fo:padding-bottom="0cm" fo:border-left="none" fo:border-right="0.99pt solid #000000" fo:border-top="none" fo:border-bottom="none"/>
      <style:text-properties fo:color="#000000" loext:opacity="100%" fo:font-size="10pt" fo:font-weight="normal" style:font-weight-asian="normal" style:font-weight-complex="normal"/>
    </style:style>
    <style:style style:name="P9" style:family="paragraph" style:parent-style-name="Table_20_Contents">
      <style:paragraph-properties fo:margin-top="0cm" fo:margin-bottom="0.499cm" style:contextual-spacing="false" fo:text-align="center" style:justify-single-word="false" fo:padding-left="0cm" fo:padding-right="0.049cm" fo:padding-top="0cm" fo:padding-bottom="0cm" fo:border-left="none" fo:border-right="0.99pt solid #000000" fo:border-top="none" fo:border-bottom="none"/>
      <style:text-properties fo:color="#000000" loext:opacity="100%" fo:font-size="10pt" fo:font-weight="normal" style:font-weight-asian="normal" style:font-weight-complex="normal"/>
    </style:style>
    <style:style style:name="P10" style:family="paragraph" style:parent-style-name="Table_20_Contents">
      <style:paragraph-properties fo:margin-top="0cm" fo:margin-bottom="0.499cm" style:contextual-spacing="false" fo:text-align="center" style:justify-single-word="false" fo:padding="0cm" fo:border="none"/>
      <style:text-properties fo:color="#000000" loext:opacity="100%" fo:font-size="10pt" fo:font-weight="normal" style:font-weight-asian="normal" style:font-weight-complex="normal"/>
    </style:style>
    <style:style style:name="P11" style:family="paragraph" style:parent-style-name="Table_20_Contents">
      <style:paragraph-properties fo:margin-top="0cm" fo:margin-bottom="0cm" style:contextual-spacing="false" fo:text-align="center" style:justify-single-word="false" fo:padding-left="0cm" fo:padding-right="0.049cm" fo:padding-top="0cm" fo:padding-bottom="0cm" fo:border-left="none" fo:border-right="0.99pt solid #000000" fo:border-top="none" fo:border-bottom="none"/>
      <style:text-properties fo:color="#000000" loext:opacity="100%" fo:font-size="10pt" fo:font-weight="normal" fo:background-color="#ffff00" style:font-weight-asian="normal" style:font-weight-complex="normal"/>
    </style:style>
    <style:style style:name="P12" style:family="paragraph" style:parent-style-name="Table_20_Contents">
      <style:paragraph-properties fo:margin-top="0cm" fo:margin-bottom="0cm" style:contextual-spacing="false" fo:text-align="center" style:justify-single-word="false" style:border-line-width-bottom="0.002cm 0.088cm 0.002cm" fo:padding-left="0cm" fo:padding-right="0.049cm" fo:padding-top="0cm" fo:padding-bottom="0.049cm" fo:border-left="none" fo:border-right="0.99pt solid #000000" fo:border-top="none" fo:border-bottom="2.61pt double #000000"/>
      <style:text-properties fo:color="#000000" loext:opacity="100%" fo:font-size="10pt" fo:font-weight="bold"/>
    </style:style>
    <style:style style:name="P13" style:family="paragraph" style:parent-style-name="Table_20_Contents">
      <style:paragraph-properties fo:margin-top="0cm" fo:margin-bottom="0cm" style:contextual-spacing="false" fo:text-align="center" style:justify-single-word="false" style:border-line-width-bottom="0.002cm 0.088cm 0.002cm" fo:padding-left="0cm" fo:padding-right="0cm" fo:padding-top="0cm" fo:padding-bottom="0.049cm" fo:border-left="none" fo:border-right="none" fo:border-top="none" fo:border-bottom="2.61pt double #000000"/>
      <style:text-properties fo:color="#000000" loext:opacity="100%" fo:font-size="10pt" fo:font-weight="bold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style:border-line-width-bottom="0.002cm 0.088cm 0.002cm" fo:padding-left="0cm" fo:padding-right="0.049cm" fo:padding-top="0cm" fo:padding-bottom="0.049cm" fo:border-left="none" fo:border-right="0.99pt solid #000000" fo:border-top="none" fo:border-bottom="2.61pt double #000000"/>
      <style:text-properties fo:color="#000000" loext:opacity="100%" fo:font-size="10pt" fo:font-weight="bold"/>
    </style:style>
    <style:style style:name="P15" style:family="paragraph" style:parent-style-name="Table_20_Contents">
      <style:paragraph-properties fo:margin-top="0cm" fo:margin-bottom="0cm" style:contextual-spacing="false" fo:text-align="center" style:justify-single-word="false" fo:padding-left="0cm" fo:padding-right="0.049cm" fo:padding-top="0cm" fo:padding-bottom="0cm" fo:border-left="none" fo:border-right="0.99pt solid #000000" fo:border-top="none" fo:border-bottom="none"/>
      <style:text-properties fo:color="#000000" loext:opacity="100%" fo:font-size="10pt" fo:language="en" fo:country="US" fo:font-weight="normal" style:font-weight-asian="normal" style:font-weight-complex="normal"/>
    </style:style>
    <style:style style:name="P16" style:family="paragraph" style:parent-style-name="Table_20_Contents">
      <style:paragraph-properties fo:margin-top="0cm" fo:margin-bottom="0cm" style:contextual-spacing="false" fo:text-align="center" style:justify-single-word="false" fo:padding="0cm" fo:border="none"/>
      <style:text-properties fo:color="#000000" loext:opacity="100%" fo:font-size="10pt" fo:language="en" fo:country="US" fo:font-weight="normal" style:font-weight-asian="normal" style:font-weight-complex="normal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fo:padding-left="0cm" fo:padding-right="0.049cm" fo:padding-top="0cm" fo:padding-bottom="0cm" fo:border-left="none" fo:border-right="0.99pt solid #000000" fo:border-top="none" fo:border-bottom="none"/>
      <style:text-properties fo:color="#000000" loext:opacity="100%" fo:font-size="10pt" fo:language="en" fo:country="US" fo:font-weight="normal" style:font-weight-asian="normal" style:font-weight-complex="normal"/>
    </style:style>
    <style:style style:name="P18" style:family="paragraph" style:parent-style-name="Table_20_Contents">
      <style:paragraph-properties fo:margin-top="0cm" fo:margin-bottom="0cm" style:contextual-spacing="false" fo:text-align="center" style:justify-single-word="false" fo:padding-left="0cm" fo:padding-right="0.049cm" fo:padding-top="0cm" fo:padding-bottom="0cm" fo:border-left="none" fo:border-right="0.99pt solid #000000" fo:border-top="none" fo:border-bottom="none"/>
      <style:text-properties fo:color="#000000" loext:opacity="100%" fo:font-weight="normal" style:font-weight-asian="normal" style:font-weight-complex="normal"/>
    </style:style>
    <style:style style:name="P19" style:family="paragraph" style:parent-style-name="Table_20_Contents">
      <style:paragraph-properties fo:margin-top="0cm" fo:margin-bottom="0cm" style:contextual-spacing="false" fo:text-align="center" style:justify-single-word="false" fo:padding="0cm" fo:border="none"/>
      <style:text-properties fo:color="#000000" loext:opacity="100%" fo:font-weight="normal" style:font-weight-asian="normal" style:font-weight-complex="normal"/>
    </style:style>
    <style:style style:name="P20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fo:padding-left="0cm" fo:padding-right="0.049cm" fo:padding-top="0cm" fo:padding-bottom="0cm" fo:border-left="none" fo:border-right="0.99pt solid #000000" fo:border-top="none" fo:border-bottom="none"/>
      <style:text-properties fo:color="#000000" loext:opacity="100%" fo:font-weight="normal" style:font-weight-asian="normal" style:font-weight-complex="normal"/>
    </style:style>
    <style:style style:name="P21" style:family="paragraph" style:parent-style-name="Table_20_Contents">
      <style:paragraph-properties fo:padding="0cm" fo:border="none"/>
      <style:text-properties fo:color="#000000" loext:opacity="100%" fo:font-weight="normal" style:font-weight-asian="normal" style:font-weight-complex="normal"/>
    </style:style>
    <style:style style:name="P22" style:family="paragraph" style:parent-style-name="Heading_20_2">
      <style:paragraph-properties fo:padding="0cm" fo:border="none"/>
      <style:text-properties fo:color="#000000" loext:opacity="100%"/>
    </style:style>
    <style:style style:name="P23" style:family="paragraph" style:parent-style-name="Table_20_Contents">
      <style:paragraph-properties fo:padding="0cm" fo:border="none"/>
      <style:text-properties fo:color="#000000" loext:opacity="100%"/>
    </style:style>
    <style:style style:name="P24" style:family="paragraph" style:parent-style-name="Table_20_Contents">
      <style:paragraph-properties fo:margin-top="0cm" fo:margin-bottom="0cm" style:contextual-spacing="false" fo:text-align="center" style:justify-single-word="false" style:border-line-width-bottom="0.002cm 0.088cm 0.002cm" fo:padding-left="0cm" fo:padding-right="0.049cm" fo:padding-top="0cm" fo:padding-bottom="0.049cm" fo:border-left="none" fo:border-right="0.99pt solid #000000" fo:border-top="none" fo:border-bottom="2.61pt double #000000"/>
      <style:text-properties fo:font-size="10pt" fo:font-weight="bold"/>
    </style:style>
    <style:style style:name="P25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style:border-line-width-bottom="0.002cm 0.088cm 0.002cm" fo:padding-left="0cm" fo:padding-right="0.049cm" fo:padding-top="0cm" fo:padding-bottom="0.049cm" fo:border-left="none" fo:border-right="0.99pt solid #000000" fo:border-top="none" fo:border-bottom="2.61pt double #000000"/>
      <style:text-properties fo:font-size="10pt" fo:font-weight="bold"/>
    </style:style>
    <style:style style:name="P26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style:border-line-width-bottom="0.002cm 0.088cm 0.002cm" fo:padding-left="0cm" fo:padding-right="0cm" fo:padding-top="0cm" fo:padding-bottom="0.049cm" fo:border-left="none" fo:border-right="none" fo:border-top="none" fo:border-bottom="2.61pt double #000000"/>
      <style:text-properties fo:font-size="10pt" fo:font-weight="bold"/>
    </style:style>
    <style:style style:name="P27" style:family="paragraph" style:parent-style-name="Table_20_Contents">
      <style:paragraph-properties fo:margin-top="0cm" fo:margin-bottom="0cm" style:contextual-spacing="false" fo:text-align="center" style:justify-single-word="false" style:border-line-width-bottom="0.002cm 0.035cm 0.002cm" fo:padding-left="0cm" fo:padding-right="0.049cm" fo:padding-top="0cm" fo:padding-bottom="0.049cm" fo:border-left="none" fo:border-right="0.99pt solid #000000" fo:border-top="none" fo:border-bottom="1.11pt double #000000"/>
      <style:text-properties fo:font-size="10pt"/>
    </style:style>
    <style:style style:name="P28" style:family="paragraph" style:parent-style-name="Table_20_Contents">
      <style:paragraph-properties fo:margin-top="0cm" fo:margin-bottom="0cm" style:contextual-spacing="false" fo:text-align="center" style:justify-single-word="false" style:border-line-width-bottom="0.002cm 0.035cm 0.002cm" fo:padding-left="0cm" fo:padding-right="0cm" fo:padding-top="0cm" fo:padding-bottom="0.049cm" fo:border-left="none" fo:border-right="none" fo:border-top="none" fo:border-bottom="1.11pt double #000000"/>
      <style:text-properties fo:font-size="10pt"/>
    </style:style>
    <style:style style:name="P29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style:border-line-width-bottom="0.002cm 0.088cm 0.002cm" fo:padding-left="0cm" fo:padding-right="0cm" fo:padding-top="0cm" fo:padding-bottom="0.049cm" fo:border-left="none" fo:border-right="none" fo:border-top="none" fo:border-bottom="2.61pt double #000000"/>
    </style:style>
    <style:style style:name="P30" style:family="paragraph" style:parent-style-name="Heading_20_2">
      <style:paragraph-properties fo:padding="0cm" fo:border="none"/>
    </style:style>
    <style:style style:name="T1" style:family="text">
      <style:text-properties fo:font-size="10pt"/>
    </style:style>
    <style:style style:name="T2" style:family="text">
      <style:text-properties fo:font-size="10pt" fo:background-color="#ffff00" loext:char-shading-value="0"/>
    </style:style>
    <style:style style:name="T3" style:family="text">
      <style:text-properties fo:font-size="10pt" fo:background-color="transparent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 text:c="2"/>BOLETÍN 32</text:h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h text:style-name="P30" text:outline-level="2">1.</text:h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24">A</text:p>
            <text:p text:style-name="P24"/>
          </table:table-cell>
          <table:table-cell table:style-name="Tabla1.A2" office:value-type="string">
            <text:p text:style-name="P25">B</text:p>
            <text:p text:style-name="P25"/>
          </table:table-cell>
          <table:table-cell table:style-name="Tabla1.A2" office:value-type="string">
            <text:p text:style-name="P24">C</text:p>
            <text:p text:style-name="P24"/>
          </table:table-cell>
          <table:table-cell table:style-name="Tabla1.A2" office:value-type="string">
            <text:p text:style-name="P24">D</text:p>
            <text:p text:style-name="P24"/>
          </table:table-cell>
          <table:table-cell table:style-name="Tabla1.E2" office:value-type="string">
            <text:p text:style-name="P26">E</text:p>
            <text:p text:style-name="P29"/>
          </table:table-cell>
        </table:table-row>
        <table:table-row>
          <table:table-cell table:style-name="Tabla1.A2" office:value-type="string">
            <text:p text:style-name="P6"><text:span text:style-name="T4">&lt;AAA&gt; </text:span><text:line-break/> &lt;BBB&gt; <text:line-break/>&lt;CCC/&gt; <text:line-break/>&lt;ZZZ/&gt; <text:line-break/> &lt;/BBB&gt; <text:line-break/><text:span text:style-name="T4"> &lt;XXX&gt; <text:line-break/> &lt;DDD&gt; </text:span><text:line-break/> &lt;EEE/&gt; <text:line-break/><text:span text:style-name="T4">&lt;FFF&gt; </text:span><text:line-break/> &lt;HHH/&gt; <text:line-break/>&lt;GGG&gt; <text:line-break/>&lt;JJJ&gt; <text:line-break/>&lt;QQQ/&gt; <text:line-break/> &lt;/JJJ&gt; <text:line-break/>&lt;JJJ/&gt; <text:line-break/>&lt;/GGG&gt; <text:line-break/>&lt;HHH/&gt; <text:line-break/><text:span text:style-name="T4">&lt;/FFF&gt; <text:line-break/>&lt;/DDD&gt; <text:line-break/>&lt;/XXX&gt; </text:span><text:line-break/> &lt;CCC&gt; <text:line-break/>&lt;DDD/&gt; <text:line-break/>&lt;/CCC&gt; <text:line-break/><text:span text:style-name="T4"> &lt;/AAA&gt;</text:span></text:p>
          </table:table-cell>
          <table:table-cell table:style-name="Tabla1.A2" office:value-type="string">
            <text:p text:style-name="P8">&lt;AAA&gt; <text:line-break/> &lt;BBB&gt; <text:line-break/>&lt;CCC/&gt; <text:line-break/>&lt;ZZZ/&gt; <text:line-break/> &lt;/BBB&gt; <text:line-break/> &lt;XXX&gt; <text:line-break/> &lt;DDD&gt; <text:line-break/> &lt;EEE/&gt; <text:line-break/>&lt;FFF&gt; <text:line-break/> &lt;HHH/&gt; <text:line-break/>&lt;GGG&gt; <text:line-break/><text:span text:style-name="T5">&lt;JJJ&gt; <text:line-break/>&lt;QQQ/&gt; <text:line-break/> &lt;/JJJ&gt; <text:line-break/>&lt;JJJ/&gt; </text:span><text:line-break/>&lt;/GGG&gt; <text:line-break/>&lt;HHH/&gt; <text:line-break/>&lt;/FFF&gt;</text:p>
            <text:p text:style-name="P17">&lt;/DDD&gt;</text:p>
            <text:p text:style-name="P17">&lt;/XXX&gt; <text:line-break/> &lt;CCC&gt; <text:line-break/>&lt;DDD/&gt; <text:line-break/>&lt;/CCC&gt; <text:line-break/> &lt;/AAA&gt;</text:p>
          </table:table-cell>
          <table:table-cell table:style-name="Tabla1.A2" office:value-type="string">
            <text:p text:style-name="P15">&lt;AAA&gt; <text:line-break/> &lt;BBB&gt; <text:line-break/>&lt;CCC/&gt; <text:line-break/>&lt;ZZZ/&gt; <text:line-break/> &lt;/BBB&gt; <text:line-break/> &lt;XXX&gt; <text:line-break/> &lt;DDD&gt; <text:line-break/> &lt;EEE/&gt; <text:line-break/>&lt;FFF&gt; <text:line-break/> &lt;HHH/&gt; <text:line-break/>&lt;GGG&gt; <text:line-break/>&lt;JJJ&gt; <text:line-break/>&lt;QQQ/&gt; <text:line-break/> &lt;/JJJ&gt; <text:line-break/>&lt;JJJ/&gt; <text:line-break/>&lt;/GGG&gt; <text:line-break/><text:span text:style-name="T4">&lt;HHH/&gt; </text:span><text:line-break/>&lt;/FFF&gt; <text:line-break/>&lt;/DDD&gt; <text:line-break/>&lt;/XXX&gt; <text:line-break/><text:span text:style-name="T4"> &lt;CCC&gt; </text:span><text:line-break/><text:span text:style-name="T4">&lt;DDD/&gt; </text:span><text:line-break/><text:span text:style-name="T4">&lt;/CCC&gt; </text:span><text:line-break/> &lt;/AAA&gt;</text:p>
          </table:table-cell>
          <table:table-cell table:style-name="Tabla1.A2" office:value-type="string">
            <text:p text:style-name="P15">&lt;AAA&gt; <text:line-break/> <text:span text:style-name="T4">&lt;BBB&gt; </text:span><text:line-break/><text:span text:style-name="T4">&lt;CCC/&gt; <text:line-break/>&lt;ZZZ/&gt; </text:span><text:line-break/> <text:span text:style-name="T4">&lt;/BBB&gt; </text:span><text:line-break/> &lt;XXX&gt; <text:line-break/> &lt;DDD&gt; <text:line-break/><text:span text:style-name="T4"> &lt;EEE/&gt; </text:span><text:line-break/>&lt;FFF&gt; <text:line-break/><text:span text:style-name="T4"> &lt;HHH/&gt; </text:span><text:line-break/>&lt;GGG&gt; <text:line-break/>&lt;JJJ&gt; <text:line-break/>&lt;QQQ/&gt; <text:line-break/> &lt;/JJJ&gt; <text:line-break/>&lt;JJJ/&gt; <text:line-break/>&lt;/GGG&gt; <text:line-break/>&lt;HHH/&gt; <text:line-break/>&lt;/FFF&gt; <text:line-break/>&lt;/DDD&gt; <text:line-break/>&lt;/XXX&gt; <text:line-break/> &lt;CCC&gt; <text:line-break/>&lt;DDD/&gt; <text:line-break/>&lt;/CCC&gt; <text:line-break/> &lt;/AAA&gt;</text:p>
          </table:table-cell>
          <table:table-cell table:style-name="Tabla1.E2" office:value-type="string">
            <text:p text:style-name="P16">&lt;AAA&gt; <text:line-break/> &lt;BBB&gt; <text:line-break/>&lt;CCC/&gt; <text:line-break/>&lt;ZZZ/&gt; <text:line-break/> &lt;/BBB&gt; <text:line-break/> &lt;XXX&gt; <text:line-break/> &lt;DDD&gt; <text:line-break/> &lt;EEE/&gt; <text:line-break/>&lt;FFF&gt; <text:line-break/> &lt;HHH/&gt; <text:line-break/><text:span text:style-name="T4">&lt;GGG&gt; </text:span><text:line-break/>&lt;JJJ&gt; <text:line-break/>&lt;QQQ/&gt; <text:line-break/> &lt;/JJJ&gt; <text:line-break/>&lt;JJJ/&gt; <text:line-break/><text:span text:style-name="T4">&lt;/GGG&gt; </text:span><text:line-break/>&lt;HHH/&gt; <text:line-break/>&lt;/FFF&gt; <text:line-break/>&lt;/DDD&gt; <text:line-break/>&lt;/XXX&gt; <text:line-break/> &lt;CCC&gt; <text:line-break/>&lt;DDD/&gt; <text:line-break/>&lt;/CCC&gt; <text:line-break/> &lt;/AAA&gt;</text:p>
          </table:table-cell>
        </table:table-row>
        <table:table-row>
          <table:table-cell table:style-name="Tabla1.E2" table:number-columns-spanned="5" office:value-type="string">
            <text:h text:style-name="P22" text:outline-level="2">2.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2">A</text:p>
            <text:p text:style-name="P12"/>
          </table:table-cell>
          <table:table-cell table:style-name="Tabla1.A2" office:value-type="string">
            <text:p text:style-name="P14">B</text:p>
            <text:p text:style-name="P14"/>
          </table:table-cell>
          <table:table-cell table:style-name="Tabla1.A2" office:value-type="string">
            <text:p text:style-name="P12">C</text:p>
            <text:p text:style-name="P12"/>
          </table:table-cell>
          <table:table-cell table:style-name="Tabla1.A2" office:value-type="string">
            <text:p text:style-name="P13">D</text:p>
            <text:p text:style-name="P13"/>
          </table:table-cell>
          <table:table-cell table:style-name="Tabla1.E5" office:value-type="string">
            <text:p text:style-name="P23"> </text:p>
          </table:table-cell>
        </table:table-row>
        <table:table-row>
          <table:table-cell table:style-name="Tabla1.A2" office:value-type="string">
            <text:p text:style-name="P11">&lt;AAA&gt; <text:line-break/> &lt;BBB&gt; <text:line-break/> &lt;DDD&gt; <text:line-break/> &lt;CCC&gt; <text:line-break/> &lt;DDD/&gt; <text:line-break/>&lt;EEE/&gt; <text:line-break/> &lt;/CCC&gt; <text:line-break/>&lt;/DDD&gt; <text:line-break/>&lt;/BBB&gt; <text:line-break/>&lt;CCC&gt; <text:line-break/>&lt;DDD&gt; <text:line-break/>&lt;EEE&gt; <text:line-break/>&lt;DDD&gt; <text:line-break/>&lt;FFF/&gt; <text:line-break/>&lt;/DDD&gt; <text:line-break/> &lt;/EEE&gt; <text:line-break/>&lt;/DDD&gt; <text:line-break/>&lt;/CCC&gt; <text:line-break/> &lt;/AAA&gt;</text:p>
            <text:p text:style-name="P18"> </text:p>
          </table:table-cell>
          <table:table-cell table:style-name="Tabla1.A2" office:value-type="string">
            <text:p text:style-name="P6">&lt;AAA&gt; <text:line-break/> &lt;BBB&gt; <text:line-break/> <text:span text:style-name="T4">&lt;DDD&gt; <text:line-break/> &lt;CCC&gt; <text:line-break/> &lt;DDD/&gt; <text:line-break/>&lt;EEE/&gt; <text:line-break/> &lt;/CCC&gt; <text:line-break/>&lt;/DDD&gt; </text:span><text:line-break/>&lt;/BBB&gt; <text:line-break/>&lt;CCC&gt; <text:line-break/>&lt;DDD&gt; <text:line-break/>&lt;EEE&gt; <text:line-break/>&lt;DDD&gt; <text:line-break/>&lt;FFF/&gt; <text:line-break/>&lt;/DDD&gt; <text:line-break/> &lt;/EEE&gt; <text:line-break/>&lt;/DDD&gt; <text:line-break/>&lt;/CCC&gt; <text:line-break/> &lt;/AAA&gt;</text:p>
            <text:p text:style-name="P20"> </text:p>
          </table:table-cell>
          <table:table-cell table:style-name="Tabla1.A2" office:value-type="string">
            <text:p text:style-name="P6">&lt;AAA&gt; <text:line-break/> &lt;BBB&gt; <text:line-break/> &lt;DDD&gt; <text:line-break/> &lt;CCC&gt; <text:line-break/><text:span text:style-name="T4"> &lt;DDD/&gt; <text:line-break/>&lt;EEE/&gt; </text:span><text:line-break/> &lt;/CCC&gt; <text:line-break/>&lt;/DDD&gt; <text:line-break/>&lt;/BBB&gt; <text:line-break/>&lt;CCC&gt; <text:line-break/><text:span text:style-name="T4">&lt;DDD&gt; <text:line-break/>&lt;EEE&gt; <text:line-break/>&lt;DDD&gt; <text:line-break/>&lt;FFF/&gt; <text:line-break/>&lt;/DDD&gt; <text:line-break/> &lt;/EEE&gt; <text:line-break/>&lt;/DDD&gt; </text:span><text:line-break/>&lt;/CCC&gt; <text:line-break/> &lt;/AAA&gt;</text:p>
            <text:p text:style-name="P18"> </text:p>
          </table:table-cell>
          <table:table-cell table:style-name="Tabla1.A2" office:value-type="string">
            <text:p text:style-name="P7">&lt;AAA&gt; <text:line-break/> &lt;BBB&gt; <text:line-break/> &lt;DDD&gt; <text:line-break/> &lt;CCC&gt; <text:line-break/><text:span text:style-name="T4"> &lt;DDD/&gt;</text:span> <text:line-break/>&lt;EEE/&gt; <text:line-break/> &lt;/CCC&gt; <text:line-break/><text:span text:style-name="T4">&lt;/DDD&gt; </text:span><text:line-break/>&lt;/BBB&gt; <text:line-break/>&lt;CCC&gt; <text:line-break/><text:span text:style-name="T4">&lt;DDD&gt; </text:span><text:line-break/>&lt;EEE&gt; <text:line-break/><text:span text:style-name="T4">&lt;DDD&gt; </text:span><text:line-break/>&lt;FFF/&gt; <text:line-break/><text:span text:style-name="T4">&lt;/DDD&gt; </text:span><text:line-break/> &lt;/EEE&gt; <text:line-break/><text:span text:style-name="T4">&lt;/DDD&gt; </text:span><text:line-break/>&lt;/CCC&gt; <text:line-break/> &lt;/AAA&gt;</text:p>
            <text:p text:style-name="P19"> </text:p>
          </table:table-cell>
          <table:table-cell table:style-name="Tabla1.E5" office:value-type="string">
            <text:p text:style-name="P21"> </text:p>
          </table:table-cell>
        </table:table-row>
      </table:table>
      <text:p text:style-name="P1"> </text:p>
      <text:h text:style-name="Heading_20_2" text:outline-level="2">3.</text:h>
      <text:p text:style-name="P3">&lt;AAA&gt; <text:line-break/><text:span text:style-name="T4">&lt;BBB&gt; </text:span><text:line-break/> &lt;DDD&gt; <text:line-break/><text:span text:style-name="T4">&lt;CCC&gt; </text:span><text:line-break/>&lt;DDD/&gt; <text:line-break/>&lt;EEE/&gt; <text:line-break/><text:span text:style-name="T4">&lt;/CCC&gt; </text:span><text:line-break/>&lt;/DDD&gt; <text:line-break/><text:span text:style-name="T4"> &lt;/BBB&gt; </text:span><text:line-break/><text:span text:style-name="T4">&lt;CCC&gt; </text:span><text:line-break/>&lt;DDD&gt; <text:line-break/><text:span text:style-name="T4">&lt;EEE&gt; </text:span><text:line-break/> &lt;DDD&gt; <text:line-break/><text:span text:style-name="T4">&lt;FFF/&gt; </text:span><text:line-break/>&lt;/DDD&gt; <text:line-break/><text:span text:style-name="T4">&lt;/EEE&gt; </text:span><text:line-break/>&lt;/DDD&gt; <text:line-break/><text:span text:style-name="T4">&lt;/CCC&gt; </text:span><text:line-break/>&lt;/AAA&gt; </text:p>
      <text:h text:style-name="Heading_20_2" text:outline-level="2">4.</text:h>
      <table:table table:name="Tabla2" table:style-name="Tabla2">
        <table:table-column table:style-name="Tabla2.A" table:number-columns-repeated="2"/>
        <table:table-row>
          <table:table-cell office:value-type="string">
            <text:p text:style-name="P27">A</text:p>
          </table:table-cell>
          <table:table-cell office:value-type="string">
            <text:p text:style-name="P28">B</text:p>
          </table:table-cell>
        </table:table-row>
        <table:table-row>
          <table:table-cell office:value-type="string">
            <text:p text:style-name="P18"><text:span text:style-name="T2">&lt;AAA&gt; <text:line-break/>&lt;BBB&gt; <text:line-break/>&lt;DDD&gt; <text:line-break/>&lt;CCC&gt;</text:span><text:span text:style-name="T4"> </text:span><text:span text:style-name="T1"><text:line-break/>&lt;DDD/&gt; <text:line-break/>&lt;EEE/&gt; <text:line-break/></text:span><text:span text:style-name="T2">&lt;/CCC&gt; <text:line-break/>&lt;/DDD&gt; <text:line-break/>&lt;/BBB&gt; <text:line-break/>&lt;CCC&gt; </text:span><text:span text:style-name="T1"><text:line-break/>&lt;DDD&gt; <text:line-break/>&lt;EEE&gt; <text:line-break/>&lt;DDD&gt; <text:line-break/>&lt;FFF/&gt; <text:line-break/>&lt;/DDD&gt; <text:line-break/>&lt;/EEE&gt; <text:line-break/>&lt;/DDD&gt; <text:line-break/></text:span><text:span text:style-name="T3">&lt;/CCC&gt; </text:span><text:span text:style-name="T2"><text:line-break/>&lt;/AAA&gt;</text:span></text:p>
            <text:p text:style-name="P18"> </text:p>
          </table:table-cell>
          <table:table-cell office:value-type="string">
            <text:p text:style-name="P19"><text:span text:style-name="T2">&lt;AAA&gt;</text:span><text:span text:style-name="T4"> </text:span><text:span text:style-name="T1"><text:line-break/>&lt;BBB&gt; <text:line-break/>&lt;DDD&gt; <text:line-break/>&lt;CCC&gt; <text:line-break/>&lt;DDD/&gt; <text:line-break/>&lt;EEE/&gt; <text:line-break/>&lt;/CCC&gt; <text:line-break/>&lt;/DDD&gt; <text:line-break/>&lt;/BBB&gt; <text:line-break/></text:span><text:span text:style-name="T2">&lt;CCC&gt; <text:line-break/>&lt;DDD&gt; <text:line-break/>&lt;EEE&gt; <text:line-break/>&lt;DDD&gt; </text:span><text:span text:style-name="T1"><text:line-break/>&lt;FFF/&gt; <text:line-break/></text:span><text:span text:style-name="T2">&lt;/DDD&gt; <text:line-break/>&lt;/EEE&gt; <text:line-break/>&lt;/DDD&gt; <text:line-break/>&lt;/CCC&gt; </text:span><text:span text:style-name="T1"><text:line-break/></text:span><text:span text:style-name="T2">&lt;/AAA&gt;</text:span></text:p>
            <text:p text:style-name="P19"> </text:p>
          </table:table-cell>
        </table:table-row>
      </table:table>
      <text:p text:style-name="P2"> </text:p>
      <text:p text:style-name="P1"> </text:p>
      <text:h text:style-name="Heading_20_2" text:outline-level="2">5.</text:h>
      <table:table table:name="Tabla3" table:style-name="Tabla3">
        <table:table-column table:style-name="Tabla3.A" table:number-columns-repeated="2"/>
        <table:table-row>
          <table:table-cell office:value-type="string">
            <text:p text:style-name="P27">A</text:p>
          </table:table-cell>
          <table:table-cell office:value-type="string">
            <text:p text:style-name="P28">B</text:p>
          </table:table-cell>
        </table:table-row>
        <table:table-row>
          <table:table-cell office:value-type="string">
            <text:p text:style-name="P6">&lt;AAA&gt; <text:line-break/>&lt;BBB&gt; <text:line-break/>&lt;CCC/&gt; <text:line-break/>&lt;ZZZ&gt; <text:line-break/>&lt;DDD/&gt; <text:line-break/>&lt;DDD&gt; <text:line-break/>&lt;EEE/&gt; <text:line-break/>&lt;/DDD&gt; <text:line-break/>&lt;/ZZZ&gt; <text:line-break/>&lt;FFF&gt; <text:line-break/>&lt;GGG/&gt; <text:line-break/>&lt;/FFF&gt; <text:line-break/>&lt;/BBB&gt; <text:line-break/>&lt;XXX&gt; <text:line-break/>&lt;DDD&gt; <text:line-break/>&lt;EEE/&gt; <text:line-break/>&lt;DDD/&gt; <text:line-break/>&lt;CCC/&gt; <text:line-break/>&lt;FFF/&gt; <text:line-break/>&lt;FFF&gt; <text:line-break/>&lt;GGG/&gt; <text:line-break/>&lt;/FFF&gt; <text:line-break/>&lt;/DDD&gt; <text:line-break/>&lt;/XXX&gt; <text:line-break/><text:span text:style-name="T4">&lt;CCC&gt; <text:line-break/>&lt;DDD/&gt; <text:line-break/>&lt;/CCC&gt; </text:span><text:line-break/>&lt;/AAA&gt;</text:p>
            <text:p text:style-name="P18"> </text:p>
          </table:table-cell>
          <table:table-cell office:value-type="string">
            <text:p text:style-name="P7">&lt;AAA&gt; <text:line-break/>&lt;BBB&gt; <text:line-break/>&lt;CCC/&gt; <text:line-break/>&lt;ZZZ&gt; <text:line-break/>&lt;DDD/&gt; <text:line-break/>&lt;DDD&gt; <text:line-break/>&lt;EEE/&gt; <text:line-break/>&lt;/DDD&gt; <text:line-break/>&lt;/ZZZ&gt; <text:line-break/><text:span text:style-name="T4">&lt;FFF&gt; <text:line-break/>&lt;GGG/&gt; <text:line-break/>&lt;/FFF&gt; </text:span><text:line-break/>&lt;/BBB&gt; <text:line-break/><text:span text:style-name="T4">&lt;XXX&gt; <text:line-break/>&lt;DDD&gt; <text:line-break/>&lt;EEE/&gt; <text:line-break/>&lt;DDD/&gt; <text:line-break/>&lt;CCC/&gt; <text:line-break/>&lt;FFF/&gt; <text:line-break/>&lt;FFF&gt; <text:line-break/>&lt;GGG/&gt; <text:line-break/>&lt;/FFF&gt; <text:line-break/>&lt;/DDD&gt; <text:line-break/>&lt;/XXX&gt; </text:span><text:line-break/><text:span text:style-name="T4">&lt;CCC&gt; <text:line-break/>&lt;DDD/&gt; <text:line-break/>&lt;/CCC&gt; </text:span><text:line-break/>&lt;/AAA&gt;</text:p>
            <text:p text:style-name="P19"> </text:p>
          </table:table-cell>
        </table:table-row>
      </table:table>
      <text:h text:style-name="Heading_20_2" text:outline-level="2">6.</text:h>
      <table:table table:name="Tabla4" table:style-name="Tabla4">
        <table:table-column table:style-name="Tabla4.A" table:number-columns-repeated="2"/>
        <table:table-row>
          <table:table-cell office:value-type="string">
            <text:p text:style-name="P27">A</text:p>
          </table:table-cell>
          <table:table-cell office:value-type="string">
            <text:p text:style-name="P28">B</text:p>
          </table:table-cell>
        </table:table-row>
        <table:table-row>
          <table:table-cell office:value-type="string">
            <text:p text:style-name="P9">&lt;AAA&gt; <text:line-break/>&lt;BBB&gt; <text:line-break/>&lt;CCC/&gt; <text:line-break/>&lt;DDD/&gt; <text:line-break/>&lt;/BBB&gt; <text:line-break/><text:span text:style-name="T4">&lt;XXX&gt; </text:span><text:line-break/> &lt;DDD&gt; <text:line-break/>&lt;EEE/&gt; <text:line-break/>&lt;DDD/&gt; <text:line-break/>&lt;CCC/&gt; <text:line-break/>&lt;FFF/&gt; <text:line-break/>&lt;FFF&gt; <text:line-break/>&lt;GGG/&gt; <text:line-break/>&lt;/FFF&gt; <text:line-break/>&lt;/DDD&gt; <text:line-break/><text:span text:style-name="T4">&lt;/XXX&gt; </text:span><text:line-break/><text:span text:style-name="T4">&lt;CCC&gt; </text:span><text:line-break/>&lt;DDD/&gt; <text:line-break/><text:span text:style-name="T4">&lt;/CCC&gt; </text:span><text:line-break/>&lt;/AAA&gt;</text:p>
            <text:p text:style-name="P18"> </text:p>
          </table:table-cell>
          <table:table-cell office:value-type="string">
            <text:p text:style-name="P10">&lt;AAA&gt; <text:line-break/>&lt;BBB&gt; <text:line-break/>&lt;CCC/&gt; <text:line-break/><text:span text:style-name="T4">&lt;DDD/&gt; </text:span><text:line-break/>&lt;/BBB&gt; <text:line-break/>&lt;XXX&gt; <text:line-break/> &lt;DDD&gt; <text:line-break/>&lt;EEE/&gt; <text:line-break/>&lt;DDD/&gt; <text:line-break/>&lt;CCC/&gt; <text:line-break/><text:span text:style-name="T4">&lt;FFF/&gt; <text:line-break/>&lt;FFF&gt; </text:span><text:line-break/>&lt;GGG/&gt; <text:line-break/><text:span text:style-name="T4">&lt;/FFF&gt; </text:span><text:line-break/>&lt;/DDD&gt; <text:line-break/>&lt;/XXX&gt; <text:line-break/>&lt;CCC&gt; <text:line-break/>&lt;DDD/&gt; <text:line-break/>&lt;/CCC&gt; <text:line-break/>&lt;/AAA&gt;</text:p>
            <text:p text:style-name="P19"> </text:p>
          </table:table-cell>
        </table:table-row>
      </table:table>
      <text:p text:style-name="P2"><text:soft-page-break/> </text:p>
      <text:h text:style-name="Heading_20_2" text:outline-level="2">7.</text:h>
      <table:table table:name="Tabla5" table:style-name="Tabla5">
        <table:table-column table:style-name="Tabla5.A" table:number-columns-repeated="2"/>
        <table:table-row>
          <table:table-cell office:value-type="string">
            <text:p text:style-name="P4">A</text:p>
          </table:table-cell>
          <table:table-cell office:value-type="string">
            <text:p text:style-name="P5">B</text:p>
          </table:table-cell>
        </table:table-row>
        <table:table-row>
          <table:table-cell office:value-type="string">
            <text:p text:style-name="P9">&lt;AAA&gt; <text:line-break/><text:span text:style-name="T4">&lt;BBB&gt; </text:span><text:line-break/>&lt;CCC/&gt; <text:line-break/>&lt;DDD/&gt; <text:line-break/><text:span text:style-name="T4">&lt;/BBB&gt; </text:span><text:line-break/>&lt;XXX&gt; <text:line-break/> &lt;DDD&gt; <text:line-break/>&lt;EEE/&gt; <text:line-break/>&lt;DDD/&gt; <text:line-break/>&lt;CCC/&gt; <text:line-break/>&lt;FFF/&gt; <text:line-break/>&lt;FFF&gt; <text:line-break/>&lt;GGG/&gt; <text:line-break/>&lt;/FFF&gt; <text:line-break/>&lt;/DDD&gt; <text:line-break/>&lt;/XXX&gt; <text:line-break/>&lt;CCC&gt; <text:line-break/>&lt;DDD/&gt; <text:line-break/> &lt;/CCC&gt; <text:line-break/>&lt;/AAA&gt;</text:p>
            <text:p text:style-name="P18"> </text:p>
          </table:table-cell>
          <table:table-cell office:value-type="string">
            <text:p text:style-name="P10">&lt;AAA&gt; <text:line-break/><text:span text:style-name="T4">&lt;BBB&gt; </text:span><text:line-break/>&lt;CCC/&gt; <text:line-break/>&lt;DDD/&gt; <text:line-break/>&lt;<text:span text:style-name="T4">/BBB&gt; <text:line-break/>&lt;XXX&gt; </text:span><text:line-break/> <text:span text:style-name="T4">&lt;DDD&gt; <text:line-break/>&lt;EEE/&gt; </text:span><text:line-break/><text:span text:style-name="T4">&lt;DDD/&gt; </text:span><text:line-break/>&lt;CCC/&gt; <text:line-break/>&lt;FFF/&gt; <text:line-break/>&lt;FFF&gt; <text:line-break/>&lt;GGG/&gt; <text:line-break/>&lt;/FFF&gt; <text:line-break/>&lt;/DDD&gt; <text:line-break/><text:span text:style-name="T4">&lt;/XXX&gt; </text:span><text:line-break/>&lt;CCC&gt; <text:line-break/>&lt;DDD/&gt; <text:line-break/> &lt;/CCC&gt; <text:line-break/>&lt;/AAA&gt;</text:p>
            <text:p text:style-name="P19"> </text:p>
          </table:table-cell>
        </table:table-row>
      </table:table>
      <text:p text:style-name="P2"> 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 e</meta:initial-creator>
    <meta:creation-date>2015-04-13T19:57:01.33</meta:creation-date>
    <dc:date>2023-04-13T11:33:38.835304365</dc:date>
    <meta:editing-duration>PT34M26S</meta:editing-duration>
    <meta:editing-cycles>7</meta:editing-cycles>
    <meta:generator>LibreOffice/7.3.7.2$Linux_X86_64 LibreOffice_project/30$Build-2</meta:generator>
    <meta:document-statistic meta:table-count="5" meta:image-count="0" meta:object-count="0" meta:page-count="4" meta:paragraph-count="64" meta:word-count="415" meta:character-count="3079" meta:non-whitespace-character-count="2236"/>
  </office:meta>
</office:document-meta>
</file>